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5.959cm" svg:height="14.601cm" svg:x="7.529cm" svg:y="0.117cm">
            <draw:object draw:notify-on-update-of-ranges="Tabelle1.A1:Tabelle1.A1 Tabelle1.A2:Tabelle1.A33 Tabelle1.B1:Tabelle1.B1 Tabelle1.B2:Tabelle1.B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0.1697" calcext:value-type="float">
            <text:p>1,70E-0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9653" calcext:value-type="float">
            <text:p>1,96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917" calcext:value-type="float">
            <text:p>4,917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.3168" calcext:value-type="float">
            <text:p>7,316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.0344" calcext:value-type="float">
            <text:p>8,0344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6345" calcext:value-type="float">
            <text:p>7,6345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7353" calcext:value-type="float">
            <text:p>5,735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4112" calcext:value-type="float">
            <text:p>1,4112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7926" calcext:value-type="float">
            <text:p>0,17926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1798" calcext:value-type="float">
            <text:p>1,179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647" calcext:value-type="float">
            <text:p>4,647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.4326" calcext:value-type="float">
            <text:p>7,432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.532" calcext:value-type="float">
            <text:p>8,532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.4462" calcext:value-type="float">
            <text:p>8,446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3072" calcext:value-type="float">
            <text:p>6,3072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0878" calcext:value-type="float">
            <text:p>3,0878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3118" calcext:value-type="float">
            <text:p>0,53118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7968" calcext:value-type="float">
            <text:p>1,7968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4163" calcext:value-type="float">
            <text:p>4,4163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.1951" calcext:value-type="float">
            <text:p>7,195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531" calcext:value-type="float">
            <text:p>8,53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.0499" calcext:value-type="float">
            <text:p>9,0499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5516" calcext:value-type="float">
            <text:p>7,551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2053" calcext:value-type="float">
            <text:p>4,2053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7835" calcext:value-type="float">
            <text:p>1,783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284" calcext:value-type="float">
            <text:p>1,4284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.1849" calcext:value-type="float">
            <text:p>4,1849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0622" calcext:value-type="float">
            <text:p>6,0622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.6432" calcext:value-type="float">
            <text:p>8,6432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9794" calcext:value-type="float">
            <text:p>8,9794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.8536" calcext:value-type="float">
            <text:p>7,8536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.8124" calcext:value-type="float">
            <text:p>5,812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Wellenlänge</text:p>
          </table:table-cell>
        </table:table-row>
        <table:table-row table:style-name="ro1">
          <table:table-cell office:value-type="string" calcext:value-type="string">
            <text:p>Unsicherheiten</text:p>
          </table:table-cell>
          <table:table-cell table:number-columns-repeated="4"/>
          <table:table-cell office:value-type="string" calcext:value-type="string">
            <text:p>32mm</text:p>
          </table:table-cell>
        </table:table-row>
        <table:table-row table:style-name="ro1">
          <table:table-cell office:value-type="string" calcext:value-type="string">
            <text:p>+-0.5 mm</text:p>
          </table:table-cell>
          <table:table-cell office:value-type="string" calcext:value-type="string">
            <text:p>+- 0.2V</text:p>
          </table:table-cell>
          <table:table-cell table:number-columns-repeated="4"/>
        </table:table-row>
      </table:table>
      <table:table table:name="Tabelle2" table:style-name="ta1">
        <table:shapes>
          <draw:frame draw:z-index="0" draw:style-name="gr1" draw:text-style-name="P1" svg:width="15.999cm" svg:height="8.999cm" svg:x="8.61cm" svg:y="7.04cm">
            <draw:object draw:notify-on-update-of-ranges="Tabelle2.A1:Tabelle2.A1 Tabelle2.A2:Tabelle2.A26 Tabelle2.B1:Tabelle2.B1 Tabelle2.B2:Tabelle2.B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inkel in grad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0.21092" calcext:value-type="float">
            <text:p>0,21092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0.11987" calcext:value-type="float">
            <text:p>0,11987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.97434" calcext:value-type="float">
            <text:p>0,97434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1.7386" calcext:value-type="float">
            <text:p>1,7386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2.2366" calcext:value-type="float">
            <text:p>2,2366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1.3924" calcext:value-type="float">
            <text:p>1,3924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25861" calcext:value-type="float">
            <text:p>0,25861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2.5242" calcext:value-type="float">
            <text:p>2,524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.0398" calcext:value-type="float">
            <text:p>6,039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6.5486" calcext:value-type="float">
            <text:p>6,548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ce1" office:value-type="float" office:value="0.032157" calcext:value-type="float">
            <text:p>3,22E-0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.2487" calcext:value-type="float">
            <text:p>4,2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576" calcext:value-type="float">
            <text:p>8,35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3908" calcext:value-type="float">
            <text:p>4,39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335" calcext:value-type="float">
            <text:p>0,553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0748" calcext:value-type="float">
            <text:p>6,07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3946" calcext:value-type="float">
            <text:p>7,39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539" calcext:value-type="float">
            <text:p>3,5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8608" calcext:value-type="float">
            <text:p>0,286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4377" calcext:value-type="float">
            <text:p>1,43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0691" calcext:value-type="float">
            <text:p>3,06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3662" calcext:value-type="float">
            <text:p>2,36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5174" calcext:value-type="float">
            <text:p>1,51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8921" calcext:value-type="float">
            <text:p>0,789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0322" calcext:value-type="float">
            <text:p>0,20322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Messunsicherheit</text:p>
          </table:table-cell>
          <table:table-cell/>
        </table:table-row>
        <table:table-row table:style-name="ro1">
          <table:table-cell office:value-type="string" calcext:value-type="string">
            <text:p>+-2 grad</text:p>
          </table:table-cell>
          <table:table-cell office:value-type="string" calcext:value-type="string">
            <text:p>+- 0.2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15:00:31.749000000</meta:creation-date>
    <dc:date>2022-04-04T19:54:01.597000000</dc:date>
    <meta:editing-duration>PT4H21M37S</meta:editing-duration>
    <meta:editing-cycles>5</meta:editing-cycles>
    <meta:generator>LibreOffice/7.3.1.3$Windows_X86_64 LibreOffice_project/a69ca51ded25f3eefd52d7bf9a5fad8c90b87951</meta:generator>
    <meta:document-statistic meta:table-count="2" meta:cell-count="126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6cm" svg:height="14.602cm" xlink:href=".." xlink:type="simple" chart:class="chart:line" chart:style-name="ch1">
        <chart:legend chart:legend-position="end" svg:x="24.378cm" svg:y="7.002cm" style:legend-expansion="high" chart:style-name="ch2"/>
        <chart:plot-area chart:style-name="ch3" table:cell-range-address="Tabelle1.A1:Tabelle1.B33" chart:data-source-has-labels="both" svg:x="0.519cm" svg:y="0.292cm" svg:width="23.34cm" svg:height="14.018cm">
          <chart:coordinate-region svg:x="2.318cm" svg:y="0.491cm" svg:width="21.242cm" svg:height="13.172cm"/>
          <chart:axis chart:dimension="x" chart:name="primary-x" chart:style-name="ch4" chartooo:axis-type="auto">
            <chartooo:date-scale/>
            <chart:categories table:cell-range-address="Tabelle1.A2:Tabelle1.A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2:Tabelle1.B33" chart:label-cell-address="Tabelle1.B1:Tabelle1.B1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Tabelle1.A2:Tabelle1.A33</svg:desc>
                </draw:g>
              </table:table-cell>
              <table:table-cell office:value-type="float" office:value="0.1697">
                <text:p>0.1697</text:p>
                <draw:g>
                  <svg:desc>Tabelle1.B2:Tabelle1.B33</svg:desc>
                </draw:g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.9653">
                <text:p>1.965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4.917">
                <text:p>4.91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7.3168">
                <text:p>7.316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.0344">
                <text:p>8.03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.6345">
                <text:p>7.634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5.7353">
                <text:p>5.735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4112">
                <text:p>1.411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17926">
                <text:p>0.1792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1798">
                <text:p>1.179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.647">
                <text:p>4.64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.4326">
                <text:p>7.432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8.532">
                <text:p>8.53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8.4462">
                <text:p>8.446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.3072">
                <text:p>6.307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.0878">
                <text:p>3.087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53118">
                <text:p>0.5311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7968">
                <text:p>1.796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4.4163">
                <text:p>4.416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7.1951">
                <text:p>7.195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.531">
                <text:p>8.53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.0499">
                <text:p>9.049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.5516">
                <text:p>7.551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4.2053">
                <text:p>4.205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.7835">
                <text:p>1.783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4284">
                <text:p>1.428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4.1849">
                <text:p>4.184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6.0622">
                <text:p>6.062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8.6432">
                <text:p>8.643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8.9794">
                <text:p>8.979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.8536">
                <text:p>7.853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5.8124">
                <text:p>5.8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18cm" svg:y="4.201cm" style:legend-expansion="high" chart:style-name="ch2"/>
        <chart:plot-area chart:style-name="ch3" table:cell-range-address="Tabelle2.A1:Tabelle2.B26" chart:data-source-has-labels="both" svg:x="0.32cm" svg:y="0.18cm" svg:width="13.778cm" svg:height="8.64cm">
          <chart:coordinate-region svg:x="0.769cm" svg:y="0.379cm" svg:width="13.129cm" svg:height="7.794cm"/>
          <chart:axis chart:dimension="x" chart:name="primary-x" chart:style-name="ch4" chartooo:axis-type="auto">
            <chartooo:date-scale/>
            <chart:categories table:cell-range-address="Tabelle2.A2:Tabelle2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2.B2:Tabelle2.B26" chart:label-cell-address="Tabelle2.B1:Tabelle2.B1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Tabelle2.B1:Tabelle2.B1</svg:desc>
                </draw:g>
              </table:table-cell>
            </table:table-row>
          </table:table-header-rows>
          <table:table-rows>
            <table:table-row>
              <table:table-cell office:value-type="float" office:value="-60">
                <text:p>-60</text:p>
                <draw:g>
                  <svg:desc>Tabelle2.A2:Tabelle2.A26</svg:desc>
                </draw:g>
              </table:table-cell>
              <table:table-cell office:value-type="float" office:value="0.21092">
                <text:p>0.21092</text:p>
                <draw:g>
                  <svg:desc>Tabelle2.B2:Tabelle2.B26</svg:desc>
                </draw:g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0.11987">
                <text:p>0.11987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0.97434">
                <text:p>0.97434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1.7386">
                <text:p>1.7386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2.2366">
                <text:p>2.2366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1.3924">
                <text:p>1.3924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0.25861">
                <text:p>0.25861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2.5242">
                <text:p>2.5242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6.0398">
                <text:p>6.0398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6.5486">
                <text:p>6.5486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32157">
                <text:p>0.032157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4.2487">
                <text:p>4.248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576">
                <text:p>8.357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3908">
                <text:p>4.39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5335">
                <text:p>0.5533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.0748">
                <text:p>6.07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3946">
                <text:p>7.394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539">
                <text:p>3.5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8608">
                <text:p>0.2860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4377">
                <text:p>1.437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0691">
                <text:p>3.069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.3662">
                <text:p>2.366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5174">
                <text:p>1.517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78921">
                <text:p>0.789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0322">
                <text:p>0.203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